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8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29">
            <text:p>29</text:p>
          </table:table-cell>
          <table:table-cell table:style-name="ce118" table:formula="of:=COUNTIF([.L$7:.L$885];[.$J1])" office:value-type="float" office:value="29">
            <text:p>29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5" table:number-columns-repeated="2"/>
          <table:table-cell table:style-name="ce138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Update test case: Display all spaces which starts by the selected char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TESTVN-5338">TESTVN-5338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number-columns-repeated="2"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Update test case: Find connection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Update test case: Search people by last name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 office:value-type="string">
            <text:p>Passed</text:p>
          </table:table-cell>
          <table:table-cell table:style-name="ce128" office:value-type="string">
            <text:p>Passed</text:p>
          </table:table-cell>
          <table:table-cell table:style-name="ce128" table:number-columns-repeated="2"/>
          <table:table-cell table:style-name="ce137" table:number-columns-repeated="5"/>
          <table:table-cell table:style-name="ce139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number-columns-repeated="2" table:style-name="ce93" office:value-type="string">
            <text:p>Passed</text:p>
          </table:table-cell>
          <table:table-cell table:style-name="ce93" table:number-columns-repeated="1011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TESTVN-5338">TESTVN-5338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office:value-type="string">
            <text:p>Update test case:Default tab is PROFILE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number-columns-repeated="2" table:style-name="ce130" office:value-type="string">
            <text:p>Passed</text:p>
          </table:table-cell>
          <table:table-cell table:style-name="ce130" table:number-columns-repeated="2"/>
          <table:table-cell table:style-name="ce136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range table:name="meo5.jpeg" table:base-cell-address="$SniffTest.$H$7" table:cell-range-address="$SniffTest.$H$7"/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4:0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5-04T14:03:36</dc:date>
    <meta:editing-cycles>265</meta:editing-cycles>
    <meta:editing-duration>P3DT21H8M52S</meta:editing-duration>
    <meta:document-statistic meta:table-count="4" meta:cell-count="686" meta:object-count="1"/>
    <meta:user-defined meta:name="Info 1"/>
    <meta:user-defined meta:name="Info 2"/>
    <meta:user-defined meta:name="Info 3"/>
    <meta:user-defined meta:name="Info 4"/>
  </office:meta>
</office:document-meta>
</file>